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40pt" fo:font-weight="normal" officeooo:rsid="000713e7" officeooo:paragraph-rsid="000713e7" style:font-size-asian="40pt" style:font-weight-asian="normal" style:font-size-complex="4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5:27:27.954695246</dc:date>
    <meta:editing-duration>PT1M5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6.0.7.3$Linux_X86_64 LibreOffice_project/00m0$Build-3</meta:generator>
  </office:meta>
</office:document-meta>
</file>